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a" officeooo:paragraph-rsid="00145ff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ns [new Simulator]</text:p>
      <text:p text:style-name="P1">set nf [open lab5.nam w]</text:p>
      <text:p text:style-name="P1">$ns namtrace-all $nf</text:p>
      <text:p text:style-name="P1">set tf [open lab5.tr w]</text:p>
      <text:p text:style-name="P1">$ns trace-all $tf</text:p>
      <text:p text:style-name="P1">proc finish {} {</text:p>
      <text:p text:style-name="P1"><text:tab/>global ns nf tf</text:p>
      <text:p text:style-name="P1"><text:tab/>$ns flush-trace</text:p>
      <text:p text:style-name="P1"><text:tab/>close $nf</text:p>
      <text:p text:style-name="P1"><text:tab/>close $tf</text:p>
      <text:p text:style-name="P1"><text:tab/>exec nam lab5.nam &amp; </text:p>
      <text:p text:style-name="P1"><text:tab/>exit 0</text:p>
      <text:p text:style-name="P1">}</text:p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/>
      <text:p text:style-name="P1">$ns make-lan "$n0 $n1 $n2 $n3" 10MB 100ms LL Queue/DropTail Mac/802_3</text:p>
      <text:p text:style-name="P1"/>
      <text:p text:style-name="P1">set tcp0 [new Agent/TCP]</text:p>
      <text:p text:style-name="P1">$ns attach-agent $n0 $tcp0</text:p>
      <text:p text:style-name="P1"/>
      <text:p text:style-name="P1">set ftp0 [new Application/FTP]</text:p>
      <text:p text:style-name="P1">$ftp0 attach-agent $tcp0</text:p>
      <text:p text:style-name="P1"/>
      <text:p text:style-name="P1">set tcp2 [new Agent/TCP]</text:p>
      <text:p text:style-name="P1">$ns attach-agent $n2 $tcp2</text:p>
      <text:p text:style-name="P1"/>
      <text:p text:style-name="P1">set ftp2 [new Application/FTP]</text:p>
      <text:p text:style-name="P1">$ftp2 attach-agent $tcp2</text:p>
      <text:p text:style-name="P1"/>
      <text:p text:style-name="P1">set sink1 [new Agent/TCPSink]</text:p>
      <text:p text:style-name="P1">$ns attach-agent $n1 $sink1</text:p>
      <text:p text:style-name="P1"/>
      <text:p text:style-name="P1">set sink3 [new Agent/TCPSink]</text:p>
      <text:p text:style-name="P1">$ns attach-agent $n3 $sink3</text:p>
      <text:p text:style-name="P1"/>
      <text:p text:style-name="P1">$ns connect $tcp0 $sink3</text:p>
      <text:p text:style-name="P1">$ns connect $tcp2 $sink1</text:p>
      <text:p text:style-name="P1"/>
      <text:p text:style-name="P1">set file1 [open file1.tr w]</text:p>
      <text:p text:style-name="P1">$tcp0 attach $file1</text:p>
      <text:p text:style-name="P1">$tcp0 trace cwnd_</text:p>
      <text:p text:style-name="P1">$tcp0 set maxcwnd_ 10</text:p>
      <text:p text:style-name="P1"/>
      <text:p text:style-name="P1">set file2 [open file2.tr w]</text:p>
      <text:p text:style-name="P1">$tcp0 attach $file2</text:p>
      <text:p text:style-name="P1">$tcp0 trace cwnd_</text:p>
      <text:p text:style-name="P1"/>
      <text:p text:style-name="P1">$ns at 0.1 "$ftp0 start"</text:p>
      <text:p text:style-name="P1">$ns at 1.5 "$ftp0 stop"</text:p>
      <text:p text:style-name="P1"><text:soft-page-break/>$ns at 2.0 "$ftp0 start"</text:p>
      <text:p text:style-name="P1">$ns at 3.0 "$ftp0 stop"</text:p>
      <text:p text:style-name="P1">$ns at 0.2 "$ftp0 start"</text:p>
      <text:p text:style-name="P1">$ns at 2.0 "$ftp0 stop"</text:p>
      <text:p text:style-name="P1">$ns at 2.5 "$ftp0 start"</text:p>
      <text:p text:style-name="P1">$ns at 4.0 "$ftp0 stop"</text:p>
      <text:p text:style-name="P1">$ns at 5.0 "finish"</text:p>
      <text:p text:style-name="P1">$ns run</text:p>
      <text:p text:style-name="P1"/>
      <text:p text:style-name="P1"/>
      <text:p text:style-name="P1">AWK CODE:</text:p>
      <text:p text:style-name="P1"/>
      <text:p text:style-name="P1">BEGIN{</text:p>
      <text:p text:style-name="P1"><text:tab/>#include&lt;stdio.h&gt;</text:p>
      <text:p text:style-name="P1">}</text:p>
      <text:p text:style-name="P1">{} {</text:p>
      <text:p text:style-name="P1"><text:tab/>if($6=="cwnd_")</text:p>
      <text:p text:style-name="P1"><text:tab/>printf("%f\t%f\n",$1,$7);</text:p>
      <text:p text:style-name="P1">}</text:p>
      <text:p text:style-name="P1">END{ </text:p>
      <text:p text:style-name="P1"><text:tab/>puts "DONE"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4:47.659245486</meta:creation-date>
    <dc:date>2019-04-29T11:33:09.183755242</dc:date>
    <meta:editing-duration>PT8M20S</meta:editing-duration>
    <meta:editing-cycles>5</meta:editing-cycles>
    <meta:generator>LibreOffice/6.2.2.2$Linux_X86_64 LibreOffice_project/20$Build-2</meta:generator>
    <meta:document-statistic meta:table-count="0" meta:image-count="0" meta:object-count="0" meta:page-count="2" meta:paragraph-count="60" meta:word-count="208" meta:character-count="1168" meta:non-whitespace-character-count="1008"/>
  </office:meta>
</office:document-meta>
</file>